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F" table:style-name="ta1">
        <table:shapes>
          <draw:frame draw:z-index="0" draw:style-name="gr1" draw:text-style-name="P1" svg:width="8.9539in" svg:height="6.4732in" svg:x="8.2705in" svg:y="1.8913in">
            <draw:object draw:notify-on-update-of-ranges="LiF.A2:LiF.A150 LiF.H2:LiF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/2" office:value-type="float" office:value="1.5" calcext:value-type="float">
            <text:p>1.5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AVERAGE([.C2:.E2])" office:value-type="float" office:value="214.333333333333" calcext:value-type="float">
            <text:p>214.3333333333</text:p>
          </table:table-cell>
          <table:table-cell table:formula="of:=10" office:value-type="float" office:value="10" calcext:value-type="float">
            <text:p>10</text:p>
          </table:table-cell>
          <table:table-cell table:formula="of:=[.F2]/[.G2]" office:value-type="float" office:value="21.4333333333333" calcext:value-type="float">
            <text:p>21.4333333333</text:p>
          </table:table-cell>
          <table:table-cell table:number-columns-repeated="2"/>
          <table:table-cell office:value-type="string" calcext:value-type="string">
            <text:p>I (Source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2" office:value-type="float" office:value="2.5" calcext:value-type="float">
            <text:p>2.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AVERAGE([.C3:.E3])" office:value-type="float" office:value="43.3333333333333" calcext:value-type="float">
            <text:p>43.3333333333</text:p>
          </table:table-cell>
          <table:table-cell table:formula="of:=[.G2]" office:value-type="float" office:value="10" calcext:value-type="float">
            <text:p>10</text:p>
          </table:table-cell>
          <table:table-cell table:formula="of:=[.F3]/[.G3]" office:value-type="float" office:value="4.33333333333333" calcext:value-type="float">
            <text:p>4.3333333333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29.6666666666667" calcext:value-type="float">
            <text:p>29.6666666667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2.96666666666667" calcext:value-type="float">
            <text:p>2.9666666667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5]/2" office:value-type="float" office:value="6.25" calcext:value-type="float">
            <text:p>6.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AVERAGE([.C5:.E5])" office:value-type="float" office:value="33" calcext:value-type="float">
            <text:p>3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/2" office:value-type="float" office:value="7.5" calcext:value-type="float">
            <text:p>7.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AVERAGE([.C6:.E6])" office:value-type="float" office:value="39.6666666666667" calcext:value-type="float">
            <text:p>39.6666666667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3.96666666666667" calcext:value-type="float">
            <text:p>3.9666666667</text:p>
          </table:table-cell>
          <table:table-cell table:number-columns-repeated="5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7]/2" office:value-type="float" office:value="8.75" calcext:value-type="float">
            <text:p>8.75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AVERAGE([.C7:.E7])" office:value-type="float" office:value="138" calcext:value-type="float">
            <text:p>138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/2"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float" office:value="731" calcext:value-type="float">
            <text:p>731</text:p>
          </table:table-cell>
          <table:table-cell office:value-type="float" office:value="693" calcext:value-type="float">
            <text:p>693</text:p>
          </table:table-cell>
          <table:table-cell table:formula="of:=AVERAGE([.C8:.E8])" office:value-type="float" office:value="723.666666666667" calcext:value-type="float">
            <text:p>723.6666666667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72.3666666666667" calcext:value-type="float">
            <text:p>72.3666666667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9]/2" office:value-type="float" office:value="11.25" calcext:value-type="float">
            <text:p>11.25</text:p>
          </table:table-cell>
          <table:table-cell office:value-type="float" office:value="984" calcext:value-type="float">
            <text:p>984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table:formula="of:=AVERAGE([.C9:.E9])" office:value-type="float" office:value="1008.33333333333" calcext:value-type="float">
            <text:p>1008.3333333333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100.833333333333" calcext:value-type="float">
            <text:p>100.833333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/2" office:value-type="float" office:value="12.5" calcext:value-type="float">
            <text:p>12.5</text:p>
          </table:table-cell>
          <table:table-cell office:value-type="float" office:value="1167" calcext:value-type="float">
            <text:p>1167</text:p>
          </table:table-cell>
          <table:table-cell office:value-type="float" office:value="1172" calcext:value-type="float">
            <text:p>1172</text:p>
          </table:table-cell>
          <table:table-cell office:value-type="float" office:value="1237" calcext:value-type="float">
            <text:p>1237</text:p>
          </table:table-cell>
          <table:table-cell table:formula="of:=AVERAGE([.C10:.E10])" office:value-type="float" office:value="1192" calcext:value-type="float">
            <text:p>1192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119.2" calcext:value-type="float">
            <text:p>119.2</text:p>
          </table:table-cell>
          <table:table-cell table:number-columns-repeated="5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1]/2" office:value-type="float" office:value="13.75" calcext:value-type="float">
            <text:p>13.75</text:p>
          </table:table-cell>
          <table:table-cell office:value-type="float" office:value="1114" calcext:value-type="float">
            <text:p>1114</text:p>
          </table:table-cell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table:formula="of:=AVERAGE([.C11:.E11])" office:value-type="float" office:value="1117.66666666667" calcext:value-type="float">
            <text:p>1117.6666666667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111.766666666667" calcext:value-type="float">
            <text:p>111.766666666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2]/2"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float" office:value="1078" calcext:value-type="float">
            <text:p>1078</text:p>
          </table:table-cell>
          <table:table-cell office:value-type="float" office:value="1123" calcext:value-type="float">
            <text:p>1123</text:p>
          </table:table-cell>
          <table:table-cell table:formula="of:=AVERAGE([.C12:.E12])" office:value-type="float" office:value="1112" calcext:value-type="float">
            <text:p>1112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111.2" calcext:value-type="float">
            <text:p>111.2</text:p>
          </table:table-cell>
          <table:table-cell table:number-columns-repeated="5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13]/2" office:value-type="float" office:value="16.25" calcext:value-type="float">
            <text:p>16.25</text:p>
          </table:table-cell>
          <table:table-cell office:value-type="float" office:value="1066" calcext:value-type="float">
            <text:p>1066</text:p>
          </table:table-cell>
          <table:table-cell office:value-type="float" office:value="1115" calcext:value-type="float">
            <text:p>1115</text:p>
          </table:table-cell>
          <table:table-cell office:value-type="float" office:value="1095" calcext:value-type="float">
            <text:p>1095</text:p>
          </table:table-cell>
          <table:table-cell table:formula="of:=AVERAGE([.C13:.E13])" office:value-type="float" office:value="1092" calcext:value-type="float">
            <text:p>1092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109.2" calcext:value-type="float">
            <text:p>109.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4]/2" office:value-type="float" office:value="17.5" calcext:value-type="float">
            <text:p>17.5</text:p>
          </table:table-cell>
          <table:table-cell office:value-type="float" office:value="953" calcext:value-type="float">
            <text:p>953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table:formula="of:=AVERAGE([.C14:.E14])" office:value-type="float" office:value="943.333333333333" calcext:value-type="float">
            <text:p>943.3333333333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94.3333333333333" calcext:value-type="float">
            <text:p>94.33333333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5]/2" office:value-type="float" office:value="18.5" calcext:value-type="float">
            <text:p>18.5</text:p>
          </table:table-cell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float" office:value="868" calcext:value-type="float">
            <text:p>868</text:p>
          </table:table-cell>
          <table:table-cell table:formula="of:=AVERAGE([.C15:.E15])" office:value-type="float" office:value="832.666666666667" calcext:value-type="float">
            <text:p>832.6666666667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83.2666666666667" calcext:value-type="float">
            <text:p>83.2666666667</text:p>
          </table:table-cell>
          <table:table-cell table:number-columns-repeated="5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16]/2" office:value-type="float" office:value="18.75" calcext:value-type="float">
            <text:p>18.75</text:p>
          </table:table-cell>
          <table:table-cell office:value-type="float" office:value="866" calcext:value-type="float">
            <text:p>866</text:p>
          </table:table-cell>
          <table:table-cell office:value-type="float" office:value="897" calcext:value-type="float">
            <text:p>897</text:p>
          </table:table-cell>
          <table:table-cell office:value-type="float" office:value="957" calcext:value-type="float">
            <text:p>957</text:p>
          </table:table-cell>
          <table:table-cell table:formula="of:=AVERAGE([.C16:.E16])" office:value-type="float" office:value="906.666666666667" calcext:value-type="float">
            <text:p>906.6666666667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90.6666666666667" calcext:value-type="float">
            <text:p>90.666666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7]/2" office:value-type="float" office:value="19" calcext:value-type="float">
            <text:p>19</text:p>
          </table:table-cell>
          <table:table-cell office:value-type="float" office:value="905" calcext:value-type="float">
            <text:p>905</text:p>
          </table:table-cell>
          <table:table-cell office:value-type="float" office:value="935" calcext:value-type="float">
            <text:p>935</text:p>
          </table:table-cell>
          <table:table-cell office:value-type="float" office:value="878" calcext:value-type="float">
            <text:p>878</text:p>
          </table:table-cell>
          <table:table-cell table:formula="of:=AVERAGE([.C17:.E17])" office:value-type="float" office:value="906" calcext:value-type="float">
            <text:p>906</text:p>
          </table:table-cell>
          <table:table-cell table:formula="of:=[.G16]" office:value-type="float" office:value="10" calcext:value-type="float">
            <text:p>10</text:p>
          </table:table-cell>
          <table:table-cell table:formula="of:=[.F17]/[.G17]" office:value-type="float" office:value="90.6" calcext:value-type="float">
            <text:p>90.6</text:p>
          </table:table-cell>
          <table:table-cell table:number-columns-repeated="5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A18]/2" office:value-type="float" office:value="19.25" calcext:value-type="float">
            <text:p>19.25</text:p>
          </table:table-cell>
          <table:table-cell office:value-type="float" office:value="1052" calcext:value-type="float">
            <text:p>1052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table:formula="of:=AVERAGE([.C18:.E18])" office:value-type="float" office:value="1027" calcext:value-type="float">
            <text:p>1027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102.7" calcext:value-type="float">
            <text:p>102.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9]/2" office:value-type="float" office:value="19.5" calcext:value-type="float">
            <text:p>19.5</text:p>
          </table:table-cell>
          <table:table-cell office:value-type="float" office:value="1948" calcext:value-type="float">
            <text:p>1948</text:p>
          </table:table-cell>
          <table:table-cell office:value-type="float" office:value="1964" calcext:value-type="float">
            <text:p>1964</text:p>
          </table:table-cell>
          <table:table-cell office:value-type="float" office:value="1914" calcext:value-type="float">
            <text:p>1914</text:p>
          </table:table-cell>
          <table:table-cell table:formula="of:=AVERAGE([.C19:.E19])" office:value-type="float" office:value="1942" calcext:value-type="float">
            <text:p>1942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194.2" calcext:value-type="float">
            <text:p>194.2</text:p>
          </table:table-cell>
          <table:table-cell table:number-columns-repeated="5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20]/2" office:value-type="float" office:value="19.75" calcext:value-type="float">
            <text:p>19.75</text:p>
          </table:table-cell>
          <table:table-cell office:value-type="float" office:value="2650" calcext:value-type="float">
            <text:p>2650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table:formula="of:=AVERAGE([.C20:.E20])" office:value-type="float" office:value="2666" calcext:value-type="float">
            <text:p>2666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266.6" calcext:value-type="float">
            <text:p>266.6</text:p>
          </table:table-cell>
          <table:table-cell table:number-columns-repeated="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A21]/2" office:value-type="float" office:value="20" calcext:value-type="float">
            <text:p>20</text:p>
          </table:table-cell>
          <table:table-cell table:style-name="ce1" office:value-type="float" office:value="2922" calcext:value-type="float">
            <text:p>2922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2875" calcext:value-type="float">
            <text:p>2875</text:p>
          </table:table-cell>
          <table:table-cell table:style-name="ce1" table:formula="of:=AVERAGE([.C21:.E21])" office:value-type="float" office:value="2910.33333333333" calcext:value-type="float">
            <text:p>2910.3333333333</text:p>
          </table:table-cell>
          <table:table-cell table:style-name="ce1" table:formula="of:=[.G20]" office:value-type="float" office:value="10" calcext:value-type="float">
            <text:p>10</text:p>
          </table:table-cell>
          <table:table-cell table:style-name="ce1" table:formula="of:=[.F21]/[.G21]" office:value-type="float" office:value="291.033333333333" calcext:value-type="float">
            <text:p>291.0333333333</text:p>
          </table:table-cell>
          <table:table-cell table:number-columns-repeated="5"/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A22]/2" office:value-type="float" office:value="20.25" calcext:value-type="float">
            <text:p>20.25</text:p>
          </table:table-cell>
          <table:table-cell office:value-type="float" office:value="2931" calcext:value-type="float">
            <text:p>2931</text:p>
          </table:table-cell>
          <table:table-cell office:value-type="float" office:value="2959" calcext:value-type="float">
            <text:p>2959</text:p>
          </table:table-cell>
          <table:table-cell office:value-type="float" office:value="2963" calcext:value-type="float">
            <text:p>2963</text:p>
          </table:table-cell>
          <table:table-cell table:formula="of:=AVERAGE([.C22:.E22])" office:value-type="float" office:value="2951" calcext:value-type="float">
            <text:p>2951</text:p>
          </table:table-cell>
          <table:table-cell table:formula="of:=[.G21]" office:value-type="float" office:value="10" calcext:value-type="float">
            <text:p>10</text:p>
          </table:table-cell>
          <table:table-cell table:formula="of:=[.F22]/[.G22]" office:value-type="float" office:value="295.1" calcext:value-type="float">
            <text:p>295.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3]/2" office:value-type="float" office:value="20.5" calcext:value-type="float">
            <text:p>20.5</text:p>
          </table:table-cell>
          <table:table-cell office:value-type="float" office:value="1993" calcext:value-type="float">
            <text:p>1993</text:p>
          </table:table-cell>
          <table:table-cell office:value-type="float" office:value="1897" calcext:value-type="float">
            <text:p>1897</text:p>
          </table:table-cell>
          <table:table-cell office:value-type="float" office:value="1945" calcext:value-type="float">
            <text:p>1945</text:p>
          </table:table-cell>
          <table:table-cell table:formula="of:=AVERAGE([.C23:.E23])" office:value-type="float" office:value="1945" calcext:value-type="float">
            <text:p>1945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194.5" calcext:value-type="float">
            <text:p>194.5</text:p>
          </table:table-cell>
          <table:table-cell table:number-columns-repeated="5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A24]/2" office:value-type="float" office:value="20.75" calcext:value-type="float">
            <text:p>20.75</text:p>
          </table:table-cell>
          <table:table-cell office:value-type="float" office:value="1156" calcext:value-type="float">
            <text:p>1156</text:p>
          </table:table-cell>
          <table:table-cell office:value-type="float" office:value="1210" calcext:value-type="float">
            <text:p>1210</text:p>
          </table:table-cell>
          <table:table-cell office:value-type="float" office:value="1229" calcext:value-type="float">
            <text:p>1229</text:p>
          </table:table-cell>
          <table:table-cell table:formula="of:=AVERAGE([.C24:.E24])" office:value-type="float" office:value="1198.33333333333" calcext:value-type="float">
            <text:p>1198.3333333333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19.833333333333" calcext:value-type="float">
            <text:p>119.83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5]/2" office:value-type="float" office:value="21" calcext:value-type="float">
            <text:p>21</text:p>
          </table:table-cell>
          <table:table-cell office:value-type="float" office:value="1057" calcext:value-type="float">
            <text:p>1057</text:p>
          </table:table-cell>
          <table:table-cell office:value-type="float" office:value="1055" calcext:value-type="float">
            <text:p>1055</text:p>
          </table:table-cell>
          <table:table-cell office:value-type="float" office:value="986" calcext:value-type="float">
            <text:p>986</text:p>
          </table:table-cell>
          <table:table-cell table:formula="of:=AVERAGE([.C25:.E25])" office:value-type="float" office:value="1032.66666666667" calcext:value-type="float">
            <text:p>1032.6666666667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103.266666666667" calcext:value-type="float">
            <text:p>103.2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42.5" calcext:value-type="float">
            <text:p>42.5</text:p>
          </table:table-cell>
          <table:table-cell table:style-name="ce1" table:formula="of:=[.A26]/2" office:value-type="float" office:value="21.25" calcext:value-type="float">
            <text:p>21.25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table:formula="of:=AVERAGE([.C26:.E26])" office:value-type="float" office:value="1246.66666666667" calcext:value-type="float">
            <text:p>1246.6666666667</text:p>
          </table:table-cell>
          <table:table-cell table:style-name="ce1" table:formula="of:=[.G25]" office:value-type="float" office:value="10" calcext:value-type="float">
            <text:p>10</text:p>
          </table:table-cell>
          <table:table-cell table:style-name="ce1" table:formula="of:=[.F26]/[.G26]" office:value-type="float" office:value="124.666666666667" calcext:value-type="float">
            <text:p>124.6666666667</text:p>
          </table:table-cell>
          <table:table-cell table:number-columns-repeated="5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27]/2" office:value-type="float" office:value="21.25" calcext:value-type="float">
            <text:p>21.25</text:p>
          </table:table-cell>
          <table:table-cell office:value-type="float" office:value="1260" calcext:value-type="float">
            <text:p>1260</text:p>
          </table:table-cell>
          <table:table-cell office:value-type="float" office:value="1245" calcext:value-type="float">
            <text:p>1245</text:p>
          </table:table-cell>
          <table:table-cell office:value-type="float" office:value="1275" calcext:value-type="float">
            <text:p>1275</text:p>
          </table:table-cell>
          <table:table-cell table:formula="of:=AVERAGE([.C27:.E27])" office:value-type="float" office:value="1260" calcext:value-type="float">
            <text:p>1260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28]/2" office:value-type="float" office:value="21.5" calcext:value-type="float">
            <text:p>21.5</text:p>
          </table:table-cell>
          <table:table-cell office:value-type="float" office:value="1834" calcext:value-type="float">
            <text:p>1834</text:p>
          </table:table-cell>
          <table:table-cell office:value-type="float" office:value="1900" calcext:value-type="float">
            <text:p>1900</text:p>
          </table:table-cell>
          <table:table-cell office:value-type="float" office:value="1937" calcext:value-type="float">
            <text:p>1937</text:p>
          </table:table-cell>
          <table:table-cell table:formula="of:=AVERAGE([.C28:.E28])" office:value-type="float" office:value="1890.33333333333" calcext:value-type="float">
            <text:p>1890.3333333333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189.033333333333" calcext:value-type="float">
            <text:p>189.0333333333</text:p>
          </table:table-cell>
          <table:table-cell table:number-columns-repeated="5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A29]/2" office:value-type="float" office:value="21.75" calcext:value-type="float">
            <text:p>21.75</text:p>
          </table:table-cell>
          <table:table-cell office:value-type="float" office:value="3173" calcext:value-type="float">
            <text:p>3173</text:p>
          </table:table-cell>
          <table:table-cell office:value-type="float" office:value="3075" calcext:value-type="float">
            <text:p>3075</text:p>
          </table:table-cell>
          <table:table-cell office:value-type="float" office:value="3129" calcext:value-type="float">
            <text:p>3129</text:p>
          </table:table-cell>
          <table:table-cell table:formula="of:=AVERAGE([.C29:.E29])" office:value-type="float" office:value="3125.66666666667" calcext:value-type="float">
            <text:p>3125.6666666667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312.566666666667" calcext:value-type="float">
            <text:p>312.566666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0]/2" office:value-type="float" office:value="22" calcext:value-type="float">
            <text:p>22</text:p>
          </table:table-cell>
          <table:table-cell office:value-type="float" office:value="7596" calcext:value-type="float">
            <text:p>7596</text:p>
          </table:table-cell>
          <table:table-cell office:value-type="float" office:value="7667" calcext:value-type="float">
            <text:p>7667</text:p>
          </table:table-cell>
          <table:table-cell office:value-type="float" office:value="7652" calcext:value-type="float">
            <text:p>7652</text:p>
          </table:table-cell>
          <table:table-cell table:formula="of:=AVERAGE([.C30:.E30])" office:value-type="float" office:value="7638.33333333333" calcext:value-type="float">
            <text:p>7638.3333333333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763.833333333333" calcext:value-type="float">
            <text:p>763.8333333333</text:p>
          </table:table-cell>
          <table:table-cell table:number-columns-repeated="5"/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A31]/2" office:value-type="float" office:value="22.25" calcext:value-type="float">
            <text:p>22.25</text:p>
          </table:table-cell>
          <table:table-cell office:value-type="float" office:value="8645" calcext:value-type="float">
            <text:p>8645</text:p>
          </table:table-cell>
          <table:table-cell office:value-type="float" office:value="8572" calcext:value-type="float">
            <text:p>8572</text:p>
          </table:table-cell>
          <table:table-cell office:value-type="float" office:value="8539" calcext:value-type="float">
            <text:p>8539</text:p>
          </table:table-cell>
          <table:table-cell table:formula="of:=AVERAGE([.C31:.E31])" office:value-type="float" office:value="8585.33333333333" calcext:value-type="float">
            <text:p>8585.3333333333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858.533333333333" calcext:value-type="float">
            <text:p>858.5333333333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A32]/2" office:value-type="float" office:value="22.5" calcext:value-type="float">
            <text:p>22.5</text:p>
          </table:table-cell>
          <table:table-cell table:style-name="ce1" office:value-type="float" office:value="9123" calcext:value-type="float">
            <text:p>9123</text:p>
          </table:table-cell>
          <table:table-cell table:style-name="ce1" office:value-type="float" office:value="8959" calcext:value-type="float">
            <text:p>8959</text:p>
          </table:table-cell>
          <table:table-cell table:style-name="ce1" office:value-type="float" office:value="9101" calcext:value-type="float">
            <text:p>9101</text:p>
          </table:table-cell>
          <table:table-cell table:style-name="ce1" table:formula="of:=AVERAGE([.C32:.E32])" office:value-type="float" office:value="9061" calcext:value-type="float">
            <text:p>9061</text:p>
          </table:table-cell>
          <table:table-cell table:style-name="ce1" table:formula="of:=[.G31]" office:value-type="float" office:value="10" calcext:value-type="float">
            <text:p>10</text:p>
          </table:table-cell>
          <table:table-cell table:style-name="ce1" table:formula="of:=[.F32]/[.G32]" office:value-type="float" office:value="906.1" calcext:value-type="float">
            <text:p>906.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3]/2" office:value-type="float" office:value="22.5" calcext:value-type="float">
            <text:p>22.5</text:p>
          </table:table-cell>
          <table:table-cell office:value-type="float" office:value="8964" calcext:value-type="float">
            <text:p>8964</text:p>
          </table:table-cell>
          <table:table-cell office:value-type="float" office:value="8871" calcext:value-type="float">
            <text:p>8871</text:p>
          </table:table-cell>
          <table:table-cell office:value-type="float" office:value="8951" calcext:value-type="float">
            <text:p>8951</text:p>
          </table:table-cell>
          <table:table-cell table:formula="of:=AVERAGE([.C33:.E33])" office:value-type="float" office:value="8928.66666666667" calcext:value-type="float">
            <text:p>8928.6666666667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892.866666666667" calcext:value-type="float">
            <text:p>892.8666666667</text:p>
          </table:table-cell>
          <table:table-cell table:number-columns-repeated="5"/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A34]/2" office:value-type="float" office:value="22.75" calcext:value-type="float">
            <text:p>22.75</text:p>
          </table:table-cell>
          <table:table-cell office:value-type="float" office:value="6601" calcext:value-type="float">
            <text:p>6601</text:p>
          </table:table-cell>
          <table:table-cell office:value-type="float" office:value="6706" calcext:value-type="float">
            <text:p>6706</text:p>
          </table:table-cell>
          <table:table-cell office:value-type="float" office:value="6654" calcext:value-type="float">
            <text:p>6654</text:p>
          </table:table-cell>
          <table:table-cell table:formula="of:=AVERAGE([.C34:.E34])" office:value-type="float" office:value="6653.66666666667" calcext:value-type="float">
            <text:p>6653.6666666667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665.366666666667" calcext:value-type="float">
            <text:p>665.3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5]/2" office:value-type="float" office:value="23" calcext:value-type="float">
            <text:p>23</text:p>
          </table:table-cell>
          <table:table-cell office:value-type="float" office:value="2173" calcext:value-type="float">
            <text:p>2173</text:p>
          </table:table-cell>
          <table:table-cell office:value-type="float" office:value="2170" calcext:value-type="float">
            <text:p>2170</text:p>
          </table:table-cell>
          <table:table-cell office:value-type="float" office:value="2274" calcext:value-type="float">
            <text:p>2274</text:p>
          </table:table-cell>
          <table:table-cell table:formula="of:=AVERAGE([.C35:.E35])" office:value-type="float" office:value="2205.66666666667" calcext:value-type="float">
            <text:p>2205.6666666667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220.566666666667" calcext:value-type="float">
            <text:p>220.5666666667</text:p>
          </table:table-cell>
          <table:table-cell table:number-columns-repeated="5"/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A36]/2" office:value-type="float" office:value="23.25" calcext:value-type="float">
            <text:p>23.25</text:p>
          </table:table-cell>
          <table:table-cell office:value-type="float" office:value="654" calcext:value-type="float">
            <text:p>654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table:formula="of:=AVERAGE([.C36:.E36])" office:value-type="float" office:value="643" calcext:value-type="float">
            <text:p>64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64.3" calcext:value-type="float">
            <text:p>64.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7]/2" office:value-type="float" office:value="23.5" calcext:value-type="float">
            <text:p>23.5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464" calcext:value-type="float">
            <text:p>464</text:p>
          </table:table-cell>
          <table:table-cell table:formula="of:=AVERAGE([.C37:.E37])" office:value-type="float" office:value="442" calcext:value-type="float">
            <text:p>442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44.2" calcext:value-type="float">
            <text:p>44.2</text:p>
          </table:table-cell>
          <table:table-cell table:number-columns-repeated="5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8]/2" office:value-type="float" office:value="23.75" calcext:value-type="float">
            <text:p>23.75</text:p>
          </table:table-cell>
          <table:table-cell office:value-type="float" office:value="423" calcext:value-type="float">
            <text:p>423</text:p>
          </table:table-cell>
          <table:table-cell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table:formula="of:=AVERAGE([.C38:.E38])" office:value-type="float" office:value="444.666666666667" calcext:value-type="float">
            <text:p>444.6666666667</text:p>
          </table:table-cell>
          <table:table-cell table:formula="of:=[.G37]" office:value-type="float" office:value="10" calcext:value-type="float">
            <text:p>10</text:p>
          </table:table-cell>
          <table:table-cell table:formula="of:=[.F38]/[.G38]" office:value-type="float" office:value="44.4666666666667" calcext:value-type="float">
            <text:p>44.4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9]/2"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table:formula="of:=AVERAGE([.C39:.E39])" office:value-type="float" office:value="332.333333333333" calcext:value-type="float">
            <text:p>332.3333333333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33.2333333333333" calcext:value-type="float">
            <text:p>33.2333333333</text:p>
          </table:table-cell>
          <table:table-cell table:number-columns-repeated="5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40]/2" office:value-type="float" office:value="26.25" calcext:value-type="float">
            <text:p>26.25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table:formula="of:=AVERAGE([.C40:.E40])" office:value-type="float" office:value="268" calcext:value-type="float">
            <text:p>268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26.8" calcext:value-type="float">
            <text:p>26.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1]/2" office:value-type="float" office:value="27.5" calcext:value-type="float">
            <text:p>27.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table:formula="of:=AVERAGE([.C41:.E41])" office:value-type="float" office:value="207" calcext:value-type="float">
            <text:p>207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20.7" calcext:value-type="float">
            <text:p>20.7</text:p>
          </table:table-cell>
          <table:table-cell table:number-columns-repeated="5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42]/2" office:value-type="float" office:value="28.75" calcext:value-type="float">
            <text:p>28.7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64" calcext:value-type="float">
            <text:p>164</text:p>
          </table:table-cell>
          <table:table-cell table:formula="of:=AVERAGE([.C42:.E42])" office:value-type="float" office:value="184.666666666667" calcext:value-type="float">
            <text:p>184.6666666667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18.4666666666667" calcext:value-type="float">
            <text:p>18.46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3]/2"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table:formula="of:=AVERAGE([.C43:.E43])" office:value-type="float" office:value="163" calcext:value-type="float">
            <text:p>163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16.3" calcext:value-type="float">
            <text:p>16.3</text:p>
          </table:table-cell>
          <table:table-cell table:number-columns-repeated="5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44]/2" office:value-type="float" office:value="31.25" calcext:value-type="float">
            <text:p>31.25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table:formula="of:=AVERAGE([.C44:.E44])" office:value-type="float" office:value="166.666666666667" calcext:value-type="float">
            <text:p>166.6666666667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6.6666666666667" calcext:value-type="float">
            <text:p>16.66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5]/2" office:value-type="float" office:value="32.5" calcext:value-type="float">
            <text:p>32.5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formula="of:=AVERAGE([.C45:.E45])" office:value-type="float" office:value="133.666666666667" calcext:value-type="float">
            <text:p>133.6666666667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3.3666666666667" calcext:value-type="float">
            <text:p>13.3666666667</text:p>
          </table:table-cell>
          <table:table-cell table:number-columns-repeated="5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46]/2" office:value-type="float" office:value="33.75" calcext:value-type="float">
            <text:p>33.75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AVERAGE([.C46:.E46])" office:value-type="float" office:value="137.333333333333" calcext:value-type="float">
            <text:p>137.3333333333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3.7333333333333" calcext:value-type="float">
            <text:p>13.733333333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7]/2"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formula="of:=AVERAGE([.C47:.E47])" office:value-type="float" office:value="133.666666666667" calcext:value-type="float">
            <text:p>133.6666666667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13.3666666666667" calcext:value-type="float">
            <text:p>13.3666666667</text:p>
          </table:table-cell>
          <table:table-cell table:number-columns-repeated="5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48]/2" office:value-type="float" office:value="36.25" calcext:value-type="float">
            <text:p>36.2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AVERAGE([.C48:.E48])" office:value-type="float" office:value="121.333333333333" calcext:value-type="float">
            <text:p>121.3333333333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12.1333333333333" calcext:value-type="float">
            <text:p>12.1333333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/2" office:value-type="float" office:value="37.5" calcext:value-type="float">
            <text:p>37.5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formula="of:=AVERAGE([.C49:.E49])" office:value-type="float" office:value="123.333333333333" calcext:value-type="float">
            <text:p>123.3333333333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12.3333333333333" calcext:value-type="float">
            <text:p>12.3333333333</text:p>
          </table:table-cell>
          <table:table-cell table:number-columns-repeated="5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50]/2" office:value-type="float" office:value="38.75" calcext:value-type="float">
            <text:p>38.7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AVERAGE([.C50:.E50])" office:value-type="float" office:value="128.666666666667" calcext:value-type="float">
            <text:p>128.6666666667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12.8666666666667" calcext:value-type="float">
            <text:p>12.86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1]/2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table:formula="of:=AVERAGE([.C51:.E51])" office:value-type="float" office:value="118.333333333333" calcext:value-type="float">
            <text:p>118.3333333333</text:p>
          </table:table-cell>
          <table:table-cell table:formula="of:=[.G50]" office:value-type="float" office:value="10" calcext:value-type="float">
            <text:p>10</text:p>
          </table:table-cell>
          <table:table-cell table:formula="of:=[.F51]/[.G51]" office:value-type="float" office:value="11.8333333333333" calcext:value-type="float">
            <text:p>11.8333333333</text:p>
          </table:table-cell>
          <table:table-cell table:number-columns-repeated="5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52]/2" office:value-type="float" office:value="41.25" calcext:value-type="float">
            <text:p>41.2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formula="of:=AVERAGE([.C52:.E52])" office:value-type="float" office:value="109.333333333333" calcext:value-type="float">
            <text:p>109.3333333333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10.9333333333333" calcext:value-type="float">
            <text:p>10.93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3]/2" office:value-type="float" office:value="41.5" calcext:value-type="float">
            <text:p>41.5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AVERAGE([.C53:.E53])" office:value-type="float" office:value="116" calcext:value-type="float">
            <text:p>116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11.6" calcext:value-type="float">
            <text:p>11.6</text:p>
          </table:table-cell>
          <table:table-cell table:number-columns-repeated="5"/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A54]/2" office:value-type="float" office:value="41.75" calcext:value-type="float">
            <text:p>41.7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formula="of:=AVERAGE([.C54:.E54])" office:value-type="float" office:value="116.333333333333" calcext:value-type="float">
            <text:p>116.3333333333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11.6333333333333" calcext:value-type="float">
            <text:p>11.6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5]/2"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VERAGE([.C55:.E55])" office:value-type="float" office:value="104.666666666667" calcext:value-type="float">
            <text:p>104.6666666667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10.4666666666667" calcext:value-type="float">
            <text:p>10.4666666667</text:p>
          </table:table-cell>
          <table:table-cell table:number-columns-repeated="5"/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A56]/2" office:value-type="float" office:value="42.25" calcext:value-type="float">
            <text:p>42.2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formula="of:=AVERAGE([.C56:.E56])" office:value-type="float" office:value="107.666666666667" calcext:value-type="float">
            <text:p>107.6666666667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0.7666666666667" calcext:value-type="float">
            <text:p>10.766666666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7]/2" office:value-type="float" office:value="42.5" calcext:value-type="float">
            <text:p>42.5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formula="of:=AVERAGE([.C57:.E57])" office:value-type="float" office:value="144" calcext:value-type="float">
            <text:p>144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4.4" calcext:value-type="float">
            <text:p>14.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8]/2" office:value-type="float" office:value="42.5" calcext:value-type="float">
            <text:p>42.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AVERAGE([.C58:.E58])" office:value-type="float" office:value="125.333333333333" calcext:value-type="float">
            <text:p>125.3333333333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12.5333333333333" calcext:value-type="float">
            <text:p>12.5333333333</text:p>
          </table:table-cell>
          <table:table-cell table:number-columns-repeated="5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A59]/2" office:value-type="float" office:value="42.75" calcext:value-type="float">
            <text:p>42.75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formula="of:=AVERAGE([.C59:.E59])" office:value-type="float" office:value="156.333333333333" calcext:value-type="float">
            <text:p>156.3333333333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15.6333333333333" calcext:value-type="float">
            <text:p>15.633333333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0]/2"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formula="of:=AVERAGE([.C60:.E60])" office:value-type="float" office:value="212.666666666667" calcext:value-type="float">
            <text:p>212.6666666667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21.2666666666667" calcext:value-type="float">
            <text:p>21.2666666667</text:p>
          </table:table-cell>
          <table:table-cell table:number-columns-repeated="5"/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A61]/2" office:value-type="float" office:value="43.25" calcext:value-type="float">
            <text:p>43.25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table:formula="of:=AVERAGE([.C61:.E61])" office:value-type="float" office:value="298" calcext:value-type="float">
            <text:p>298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29.8" calcext:value-type="float">
            <text:p>29.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2]/2" office:value-type="float" office:value="43.5" calcext:value-type="float">
            <text:p>43.5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table:formula="of:=AVERAGE([.C62:.E62])" office:value-type="float" office:value="321.666666666667" calcext:value-type="float">
            <text:p>321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32.1666666666667" calcext:value-type="float">
            <text:p>32.1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87.5" calcext:value-type="float">
            <text:p>87.5</text:p>
          </table:table-cell>
          <table:table-cell table:style-name="ce1" table:formula="of:=[.A63]/2" office:value-type="float" office:value="43.75" calcext:value-type="float">
            <text:p>43.75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2" table:style-name="ce1" office:value-type="float" office:value="326" calcext:value-type="float">
            <text:p>326</text:p>
          </table:table-cell>
          <table:table-cell table:style-name="ce1" table:formula="of:=AVERAGE([.C63:.E63])" office:value-type="float" office:value="330" calcext:value-type="float">
            <text:p>330</text:p>
          </table:table-cell>
          <table:table-cell table:style-name="ce1" table:formula="of:=[.G62]" office:value-type="float" office:value="10" calcext:value-type="float">
            <text:p>10</text:p>
          </table:table-cell>
          <table:table-cell table:style-name="ce1" table:formula="of:=[.F63]/[.G63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A64]/2" office:value-type="float" office:value="43.75" calcext:value-type="float">
            <text:p>43.75</text:p>
          </table:table-cell>
          <table:table-cell office:value-type="float" office:value="339" calcext:value-type="float">
            <text:p>339</text:p>
          </table:table-cell>
          <table:table-cell office:value-type="float" office:value="287" calcext:value-type="float">
            <text:p>287</text:p>
          </table:table-cell>
          <table:table-cell office:value-type="float" office:value="310" calcext:value-type="float">
            <text:p>310</text:p>
          </table:table-cell>
          <table:table-cell table:formula="of:=AVERAGE([.C64:.E64])" office:value-type="float" office:value="312" calcext:value-type="float">
            <text:p>312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float" office:value="31.2" calcext:value-type="float">
            <text:p>31.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65]/2"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table:formula="of:=AVERAGE([.C65:.E65])" office:value-type="float" office:value="165.666666666667" calcext:value-type="float">
            <text:p>165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6.5666666666667" calcext:value-type="float">
            <text:p>16.5666666667</text:p>
          </table:table-cell>
          <table:table-cell table:number-columns-repeated="5"/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A66]/2" office:value-type="float" office:value="44.25" calcext:value-type="float">
            <text:p>44.25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AVERAGE([.C66:.E66])" office:value-type="float" office:value="110.666666666667" calcext:value-type="float">
            <text:p>110.6666666667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1.0666666666667" calcext:value-type="float">
            <text:p>11.0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67]/2"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table:formula="of:=AVERAGE([.C67:.E67])" office:value-type="float" office:value="120" calcext:value-type="float">
            <text:p>120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68]/2" office:value-type="float" office:value="46.25" calcext:value-type="float">
            <text:p>46.2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AVERAGE([.C68:.E68])" office:value-type="float" office:value="121" calcext:value-type="float">
            <text:p>121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69]/2" office:value-type="float" office:value="47.5" calcext:value-type="float">
            <text:p>47.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C69:.E69])" office:value-type="float" office:value="104.333333333333" calcext:value-type="float">
            <text:p>104.3333333333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70]/2" office:value-type="float" office:value="47.75" calcext:value-type="float">
            <text:p>47.75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AVERAGE([.C70:.E70])" office:value-type="float" office:value="108" calcext:value-type="float">
            <text:p>108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0.8" calcext:value-type="float">
            <text:p>10.8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1]/2"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formula="of:=AVERAGE([.C71:.E71])" office:value-type="float" office:value="106.333333333333" calcext:value-type="float">
            <text:p>106.3333333333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10.6333333333333" calcext:value-type="float">
            <text:p>10.6333333333</text:p>
          </table:table-cell>
          <table:table-cell table:number-columns-repeated="5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72]/2" office:value-type="float" office:value="48.25" calcext:value-type="float">
            <text:p>48.2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AVERAGE([.C72:.E72])" office:value-type="float" office:value="121" calcext:value-type="float">
            <text:p>121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3]/2" office:value-type="float" office:value="48.5" calcext:value-type="float">
            <text:p>48.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AVERAGE([.C73:.E73])" office:value-type="float" office:value="134.666666666667" calcext:value-type="float">
            <text:p>134.6666666667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13.4666666666667" calcext:value-type="float">
            <text:p>13.4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97.5" calcext:value-type="float">
            <text:p>97.5</text:p>
          </table:table-cell>
          <table:table-cell table:style-name="ce1" table:formula="of:=[.A74]/2" office:value-type="float" office:value="48.75" calcext:value-type="float">
            <text:p>48.75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formula="of:=AVERAGE([.C74:.E74])" office:value-type="float" office:value="218.333333333333" calcext:value-type="float">
            <text:p>218.3333333333</text:p>
          </table:table-cell>
          <table:table-cell table:style-name="ce1" table:formula="of:=[.G73]" office:value-type="float" office:value="10" calcext:value-type="float">
            <text:p>10</text:p>
          </table:table-cell>
          <table:table-cell table:style-name="ce1" table:formula="of:=[.F74]/[.G74]" office:value-type="float" office:value="21.8333333333333" calcext:value-type="float">
            <text:p>21.8333333333</text:p>
          </table:table-cell>
          <table:table-cell table:number-columns-repeated="5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75]/2" office:value-type="float" office:value="48.75" calcext:value-type="float">
            <text:p>48.75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61" calcext:value-type="float">
            <text:p>161</text:p>
          </table:table-cell>
          <table:table-cell table:formula="of:=AVERAGE([.C75:.E75])" office:value-type="float" office:value="183" calcext:value-type="float">
            <text:p>183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18.3" calcext:value-type="float">
            <text:p>18.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6]/2" office:value-type="float" office:value="49" calcext:value-type="float">
            <text:p>49</text:p>
          </table:table-cell>
          <table:table-cell office:value-type="float" office:value="373" calcext:value-type="float">
            <text:p>373</text:p>
          </table:table-cell>
          <table:table-cell office:value-type="float" office:value="333" calcext:value-type="float">
            <text:p>333</text:p>
          </table:table-cell>
          <table:table-cell office:value-type="float" office:value="340" calcext:value-type="float">
            <text:p>340</text:p>
          </table:table-cell>
          <table:table-cell table:formula="of:=AVERAGE([.C76:.E76])" office:value-type="float" office:value="348.666666666667" calcext:value-type="float">
            <text:p>348.6666666667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float" office:value="34.8666666666667" calcext:value-type="float">
            <text:p>34.8666666667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A77]/2" office:value-type="float" office:value="49.25" calcext:value-type="float">
            <text:p>49.25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681" calcext:value-type="float">
            <text:p>681</text:p>
          </table:table-cell>
          <table:table-cell table:formula="of:=AVERAGE([.C77:.E77])" office:value-type="float" office:value="681.666666666667" calcext:value-type="float">
            <text:p>681.6666666667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68.1666666666667" calcext:value-type="float">
            <text:p>68.1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]/2" office:value-type="float" office:value="49.5" calcext:value-type="float">
            <text:p>49.5</text:p>
          </table:table-cell>
          <table:table-cell office:value-type="float" office:value="1029" calcext:value-type="float">
            <text:p>1029</text:p>
          </table:table-cell>
          <table:table-cell office:value-type="float" office:value="1070" calcext:value-type="float">
            <text:p>1070</text:p>
          </table:table-cell>
          <table:table-cell office:value-type="float" office:value="1028" calcext:value-type="float">
            <text:p>1028</text:p>
          </table:table-cell>
          <table:table-cell table:formula="of:=AVERAGE([.C78:.E78])" office:value-type="float" office:value="1042.33333333333" calcext:value-type="float">
            <text:p>1042.3333333333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float" office:value="104.233333333333" calcext:value-type="float">
            <text:p>104.2333333333</text:p>
          </table:table-cell>
          <table:table-cell table:number-columns-repeated="5"/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A79]/2" office:value-type="float" office:value="49.75" calcext:value-type="float">
            <text:p>49.75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250" calcext:value-type="float">
            <text:p>1250</text:p>
          </table:table-cell>
          <table:table-cell table:formula="of:=AVERAGE([.C79:.E79])" office:value-type="float" office:value="1209.33333333333" calcext:value-type="float">
            <text:p>1209.3333333333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float" office:value="120.933333333333" calcext:value-type="float">
            <text:p>120.9333333333</text:p>
          </table:table-cell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formula="of:=[.A80]/2" office:value-type="float" office:value="50" calcext:value-type="float">
            <text:p>50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882" calcext:value-type="float">
            <text:p>882</text:p>
          </table:table-cell>
          <table:table-cell table:style-name="ce1" table:formula="of:=AVERAGE([.C80:.E80])" office:value-type="float" office:value="840" calcext:value-type="float">
            <text:p>840</text:p>
          </table:table-cell>
          <table:table-cell table:style-name="ce1" table:formula="of:=[.G79]" office:value-type="float" office:value="10" calcext:value-type="float">
            <text:p>10</text:p>
          </table:table-cell>
          <table:table-cell table:style-name="ce1" table:formula="of:=[.F80]/[.G80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/2" office:value-type="float" office:value="50" calcext:value-type="float">
            <text:p>50</text:p>
          </table:table-cell>
          <table:table-cell office:value-type="float" office:value="761" calcext:value-type="float">
            <text:p>761</text:p>
          </table:table-cell>
          <table:table-cell office:value-type="float" office:value="832" calcext:value-type="float">
            <text:p>832</text:p>
          </table:table-cell>
          <table:table-cell office:value-type="float" office:value="775" calcext:value-type="float">
            <text:p>775</text:p>
          </table:table-cell>
          <table:table-cell table:formula="of:=AVERAGE([.C81:.E81])" office:value-type="float" office:value="789.333333333333" calcext:value-type="float">
            <text:p>789.3333333333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float" office:value="78.9333333333333" calcext:value-type="float">
            <text:p>78.9333333333</text:p>
          </table:table-cell>
          <table:table-cell table:number-columns-repeated="5"/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A82]/2" office:value-type="float" office:value="50.25" calcext:value-type="float">
            <text:p>50.2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formula="of:=AVERAGE([.C82:.E82])" office:value-type="float" office:value="263.333333333333" calcext:value-type="float">
            <text:p>263.3333333333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float" office:value="26.3333333333333" calcext:value-type="float">
            <text:p>26.333333333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83]/2" office:value-type="float" office:value="50.5" calcext:value-type="float">
            <text:p>50.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AVERAGE([.C83:.E83])" office:value-type="float" office:value="132.333333333333" calcext:value-type="float">
            <text:p>132.3333333333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3.2333333333333" calcext:value-type="float">
            <text:p>13.2333333333</text:p>
          </table:table-cell>
          <table:table-cell table:number-columns-repeated="5"/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A84]/2" office:value-type="float" office:value="50.75" calcext:value-type="float">
            <text:p>50.7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AVERAGE([.C84:.E84])" office:value-type="float" office:value="102.666666666667" calcext:value-type="float">
            <text:p>102.6666666667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10.2666666666667" calcext:value-type="float">
            <text:p>10.266666666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85]/2"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AVERAGE([.C85:.E85])" office:value-type="float" office:value="90.3333333333333" calcext:value-type="float">
            <text:p>90.3333333333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float" office:value="9.03333333333333" calcext:value-type="float">
            <text:p>9.0333333333</text:p>
          </table:table-cell>
          <table:table-cell table:number-columns-repeated="5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86]/2" office:value-type="float" office:value="51.25" calcext:value-type="float">
            <text:p>51.2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AVERAGE([.C86:.E86])" office:value-type="float" office:value="104" calcext:value-type="float">
            <text:p>104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float" office:value="10.4" calcext:value-type="float">
            <text:p>10.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87]/2" office:value-type="float" office:value="52.5" calcext:value-type="float">
            <text:p>52.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C87:.E87])" office:value-type="float" office:value="104.333333333333" calcext:value-type="float">
            <text:p>104.3333333333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88]/2" office:value-type="float" office:value="53.75" calcext:value-type="float">
            <text:p>53.75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AVERAGE([.C88:.E88])" office:value-type="float" office:value="104.333333333333" calcext:value-type="float">
            <text:p>104.3333333333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89]/2"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formula="of:=AVERAGE([.C89:.E89])" office:value-type="float" office:value="135" calcext:value-type="float">
            <text:p>135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A90]/2" office:value-type="float" office:value="56.25" calcext:value-type="float">
            <text:p>56.25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table:formula="of:=AVERAGE([.C90:.E90])" office:value-type="float" office:value="146.666666666667" calcext:value-type="float">
            <text:p>146.6666666667</text:p>
          </table:table-cell>
          <table:table-cell table:formula="of:=[.G89]" office:value-type="float" office:value="10" calcext:value-type="float">
            <text:p>10</text:p>
          </table:table-cell>
          <table:table-cell table:formula="of:=[.F90]/[.G90]" office:value-type="float" office:value="14.6666666666667" calcext:value-type="float">
            <text:p>14.666666666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91]/2" office:value-type="float" office:value="57.5" calcext:value-type="float">
            <text:p>57.5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table:formula="of:=AVERAGE([.C91:.E91])" office:value-type="float" office:value="174" calcext:value-type="float">
            <text:p>174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17.4" calcext:value-type="float">
            <text:p>17.4</text:p>
          </table:table-cell>
          <table:table-cell table:number-columns-repeated="5"/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A92]/2" office:value-type="float" office:value="58.75" calcext:value-type="float">
            <text:p>58.75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AVERAGE([.C92:.E92])" office:value-type="float" office:value="199.666666666667" calcext:value-type="float">
            <text:p>199.6666666667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float" office:value="19.9666666666667" calcext:value-type="float">
            <text:p>19.96666666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93]/2"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table:formula="of:=AVERAGE([.C93:.E93])" office:value-type="float" office:value="229.333333333333" calcext:value-type="float">
            <text:p>229.3333333333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22.9333333333333" calcext:value-type="float">
            <text:p>22.9333333333</text:p>
          </table:table-cell>
          <table:table-cell table:number-columns-repeated="5"/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A94]/2" office:value-type="float" office:value="61.25" calcext:value-type="float">
            <text:p>61.2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0" calcext:value-type="float">
            <text:p>240</text:p>
          </table:table-cell>
          <table:table-cell table:formula="of:=AVERAGE([.C94:.E94])" office:value-type="float" office:value="242" calcext:value-type="float">
            <text:p>242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float" office:value="24.2" calcext:value-type="float">
            <text:p>24.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95]/2" office:value-type="float" office:value="62.5" calcext:value-type="float">
            <text:p>62.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AVERAGE([.C95:.E95])" office:value-type="float" office:value="258.333333333333" calcext:value-type="float">
            <text:p>258.3333333333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25.8333333333333" calcext:value-type="float">
            <text:p>25.833333333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F.A1:LiF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5:30:13.45992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17T15:30:20.854471669</dc:date>
    <meta:editing-duration>PT2H14M26S</meta:editing-duration>
    <meta:editing-cycles>13</meta:editing-cycles>
    <meta:document-statistic meta:table-count="1" meta:cell-count="7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9.899cm" svg:y="1.597cm" chart:style-name="ch3">
          <text:p>TEL 582/007 LiF</text:p>
        </chart:subtitle>
        <chart:plot-area chart:style-name="ch4" table:cell-range-address="LiF.A2:LiF.A150 LiF.H2:LiF.H150" svg:x="1.465cm" svg:y="2.634cm" svg:width="20.825cm" svg:height="12.5cm">
          <chartooo:coordinate-region svg:x="2.457cm" svg:y="2.833cm" svg:width="19.553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LiF.H2:LiF.H150" chart:class="chart:scatter">
            <chart:domain table:cell-range-address="LiF.A2:LiF.A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LiF.A2:LiF.A150</svg:desc>
                </draw:g>
              </table:table-cell>
              <table:table-cell office:value-type="float" office:value="21.4333333333333">
                <text:p>21.4333333333333</text:p>
                <draw:g>
                  <svg:desc>LiF.H2:LiF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96666666666667">
                <text:p>2.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2.3666666666667">
                <text:p>72.3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100.833333333333">
                <text:p>100.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111.766666666667">
                <text:p>111.7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5">
                <text:p>32.5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83.2666666666667">
                <text:p>83.2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">
                <text:p>37.5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">
                <text:p>38.5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5">
                <text:p>39.5</text:p>
              </table:table-cell>
              <table:table-cell office:value-type="float" office:value="266.6">
                <text:p>26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91.033333333333">
                <text:p>291.0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5">
                <text:p>40.5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5">
                <text:p>41.5</text:p>
              </table:table-cell>
              <table:table-cell office:value-type="float" office:value="119.833333333333">
                <text:p>119.8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03.266666666667">
                <text:p>103.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5">
                <text:p>42.5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5">
                <text:p>42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189.033333333333">
                <text:p>189.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312.566666666667">
                <text:p>312.5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763.833333333333">
                <text:p>763.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5">
                <text:p>44.5</text:p>
              </table:table-cell>
              <table:table-cell office:value-type="float" office:value="858.533333333333">
                <text:p>858.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906.1">
                <text:p>90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892.866666666667">
                <text:p>892.8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">
                <text:p>45.5</text:p>
              </table:table-cell>
              <table:table-cell office:value-type="float" office:value="665.366666666667">
                <text:p>665.3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220.566666666667">
                <text:p>220.5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5">
                <text:p>46.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5">
                <text:p>47.5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33.2333333333333">
                <text:p>33.2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">
                <text:p>52.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5">
                <text:p>57.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5">
                <text:p>62.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13.3666666666667">
                <text:p>13.3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5">
                <text:p>67.5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3.3666666666667">
                <text:p>13.3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5">
                <text:p>72.5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5">
                <text:p>77.5</text:p>
              </table:table-cell>
              <table:table-cell office:value-type="float" office:value="12.8666666666667">
                <text:p>12.8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5">
                <text:p>82.5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5">
                <text:p>83.5</text:p>
              </table:table-cell>
              <table:table-cell office:value-type="float" office:value="11.6333333333333">
                <text:p>11.6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5">
                <text:p>84.5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5">
                <text:p>85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21.2666666666667">
                <text:p>21.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.5">
                <text:p>86.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5">
                <text:p>87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16.5666666666667">
                <text:p>16.5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5">
                <text:p>88.5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5">
                <text:p>92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5">
                <text:p>95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">
                <text:p>96</text:p>
              </table:table-cell>
              <table:table-cell office:value-type="float" office:value="10.6333333333333">
                <text:p>10.6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5">
                <text:p>96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5">
                <text:p>97.5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5">
                <text:p>97.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34.8666666666667">
                <text:p>34.8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5">
                <text:p>98.5</text:p>
              </table:table-cell>
              <table:table-cell office:value-type="float" office:value="68.1666666666667">
                <text:p>68.1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104.233333333333">
                <text:p>104.2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5">
                <text:p>99.5</text:p>
              </table:table-cell>
              <table:table-cell office:value-type="float" office:value="120.933333333333">
                <text:p>120.9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78.9333333333333">
                <text:p>78.9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.5">
                <text:p>100.5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.5">
                <text:p>101.5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9.03333333333333">
                <text:p>9.0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.5">
                <text:p>102.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5">
                <text:p>107.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.5">
                <text:p>112.5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5">
                <text:p>117.5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">
                <text:p>120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2.5">
                <text:p>122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25.8333333333333">
                <text:p>25.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